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3c508"/>
    </style:style>
    <style:style style:name="P2" style:family="paragraph" style:parent-style-name="Standard">
      <style:text-properties officeooo:rsid="0013c508" officeooo:paragraph-rsid="0013c508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3c508" officeooo:paragraph-rsid="0013c508"/>
    </style:style>
    <style:style style:name="T1" style:family="text">
      <style:text-properties officeooo:rsid="0013c508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1<text:span text:style-name="T1">2</text:span></text:p>
      <text:p text:style-name="Standard">Тема: составление программ в функциональном стиле в IDE PyCharm Community.</text:p>
      <text:p text:style-name="Standard">Цель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Standard">Постановка задачи:</text:p>
      <text:p text:style-name="Standard">1.В последовательности на n целых элементов найти произведение элементов средней трети. 2.Составить генератор (yield), который преобразует все буквенные символы в строчные.</text:p>
      <text:p text:style-name="Standard">Тип алгоритма: <text:s/>условный.</text:p>
      <text:p text:style-name="Standard">Текст программы:</text:p>
      <text:p text:style-name="P2">1.</text:p>
      <text:p text:style-name="P3"><text:span text:style-name="T2"># 1.В <text:s/>последовательности <text:s/>на <text:s/>n <text:s/>целых <text:s/>элементов <text:s/>найти <text:s/>произведение <text:s/>элементов</text:span><text:line-break/><text:span text:style-name="T2"># средней трети.</text:span><text:line-break/><text:span text:style-name="T3">from </text:span><text:span text:style-name="T4">functools </text:span><text:span text:style-name="T3">import </text:span><text:span text:style-name="T4">reduce</text:span><text:line-break/><text:line-break/><text:span text:style-name="T4">posled = </text:span><text:span text:style-name="T5">int</text:span><text:span text:style-name="T4">(</text:span><text:span text:style-name="T5">input</text:span><text:span text:style-name="T4">(</text:span><text:span text:style-name="T6">"Введите количество элементов: "</text:span><text:span text:style-name="T4">))</text:span><text:line-break/><text:line-break/><text:span text:style-name="T4">a = []</text:span><text:line-break/><text:span text:style-name="T3">for </text:span><text:span text:style-name="T4">i </text:span><text:span text:style-name="T3">in </text:span><text:span text:style-name="T5">range</text:span><text:span text:style-name="T4">(</text:span><text:span text:style-name="T7">1</text:span><text:span text:style-name="T3">,</text:span><text:span text:style-name="T4">posled+</text:span><text:span text:style-name="T7">1</text:span><text:span text:style-name="T4">):</text:span><text:line-break/><text:span text:style-name="T4"> <text:s text:c="3"/>a.append(i)</text:span><text:line-break/><text:span text:style-name="T5">print</text:span><text:span text:style-name="T4">(a)</text:span><text:line-break/><text:span text:style-name="T4">r = </text:span><text:span text:style-name="T5">len</text:span><text:span text:style-name="T4">(a)//</text:span><text:span text:style-name="T7">3</text:span><text:line-break/><text:span text:style-name="T4">f = [a.pop(</text:span><text:span text:style-name="T7">0</text:span><text:span text:style-name="T4">) </text:span><text:span text:style-name="T3">for </text:span><text:span text:style-name="T4">i </text:span><text:span text:style-name="T3">in </text:span><text:span text:style-name="T5">range</text:span><text:span text:style-name="T4">(r)]</text:span><text:line-break/><text:span text:style-name="T4">f = [a.pop(-</text:span><text:span text:style-name="T7">1</text:span><text:span text:style-name="T4">) </text:span><text:span text:style-name="T3">for </text:span><text:span text:style-name="T4">i </text:span><text:span text:style-name="T3">in </text:span><text:span text:style-name="T5">range</text:span><text:span text:style-name="T4">(r)]</text:span><text:line-break/><text:span text:style-name="T5">print</text:span><text:span text:style-name="T4">(a)</text:span><text:line-break/><text:line-break/><text:span text:style-name="T5">print</text:span><text:span text:style-name="T4">(reduce(</text:span><text:span text:style-name="T3">lambda </text:span><text:span text:style-name="T4">x</text:span><text:span text:style-name="T3">,</text:span><text:span text:style-name="T4">y:x*y</text:span><text:span text:style-name="T3">,</text:span><text:span text:style-name="T4">a))</text:span></text:p>
      <text:p text:style-name="Standard"/>
      <text:p text:style-name="Standard">Протокол работы программы:</text:p>
      <text:p text:style-name="Standard">Введите количество элементов: 15</text:p>
      <text:p text:style-name="Standard">[1, 2, 3, 4, 5, 6, 7, 8, 9, 10, 11, 12, 13, 14, 15]</text:p>
      <text:p text:style-name="Standard">[6, 7, 8, 9, 10]</text:p>
      <text:p text:style-name="Standard">30240</text:p>
      <text:p text:style-name="Standard"/>
      <text:p text:style-name="Standard">Process finished with exit code 0</text:p>
      <text:p text:style-name="Standard"/>
      <text:p text:style-name="P2">2.</text:p>
      <text:p text:style-name="P2"/>
      <text:p text:style-name="P3"><text:span text:style-name="T2"># 2. Составить <text:s/>генератор <text:s/>(yield), <text:s/>который <text:s/>преобразует <text:s/>все <text:s/>буквенные <text:s/>символы <text:s/>в</text:span><text:line-break/><text:span text:style-name="T2"># строчные.</text:span><text:line-break/><text:span text:style-name="T3">def </text:span><text:span text:style-name="T8">lowercase</text:span><text:span text:style-name="T4">(text):</text:span><text:line-break/><text:span text:style-name="T4"> <text:s text:c="3"/></text:span><text:span text:style-name="T3">for </text:span><text:span text:style-name="T4">i </text:span><text:span text:style-name="T3">in </text:span><text:span text:style-name="T4">text:</text:span><text:line-break/><text:span text:style-name="T4"> <text:s text:c="7"/></text:span><text:span text:style-name="T3">if </text:span><text:span text:style-name="T4">i.isalpha():</text:span><text:line-break/><text:span text:style-name="T4"> <text:s text:c="11"/></text:span><text:span text:style-name="T3">yield </text:span><text:span text:style-name="T4">i.lower()</text:span><text:line-break/><text:span text:style-name="T4"> <text:s text:c="7"/></text:span><text:span text:style-name="T3">else</text:span><text:span text:style-name="T4">:</text:span><text:line-break/><text:span text:style-name="T4"> <text:s text:c="11"/></text:span><text:span text:style-name="T3">yield </text:span><text:span text:style-name="T4">i</text:span><text:line-break/><text:line-break/><text:span text:style-name="T4">text = </text:span><text:span text:style-name="T6">"Hello World!"</text:span><text:line-break/><text:span text:style-name="T4">lowercase_text = </text:span><text:span text:style-name="T6">''</text:span><text:span text:style-name="T4">.join(lowercase(text))</text:span><text:line-break/><text:span text:style-name="T5">print</text:span><text:span text:style-name="T4">(lowercase_text)</text:span></text:p>
      <text:p text:style-name="P2"/>
      <text:p text:style-name="P2">Протокол работы программы:</text:p>
      <text:p text:style-name="P2">hello world!</text:p>
      <text:p text:style-name="P2"><text:soft-page-break/></text:p>
      <text:p text:style-name="P2">Process finished with exit code 0</text:p>
      <text:p text:style-name="P2"/>
      <text:p text:style-name="P1">Вывод: в процессе выполнения практического занятия выработала навыки cоставление программ с с использованием списковых включений, итераторов, генераторов в IDE PyCharm Community. 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14T09:46:05.432315831</dc:date>
    <meta:editing-cycles>2</meta:editing-cycles>
    <meta:editing-duration>PT5M39S</meta:editing-duration>
    <meta:document-statistic meta:table-count="0" meta:image-count="0" meta:object-count="0" meta:page-count="2" meta:paragraph-count="22" meta:word-count="234" meta:character-count="1768" meta:non-whitespace-character-count="1486"/>
    <meta:user-defined meta:name="Поле 1"/>
    <meta:user-defined meta:name="Поле 2"/>
    <meta:user-defined meta:name="Поле 3"/>
    <meta:user-defined meta:name="Поле 4"/>
  </office:meta>
</office:document-meta>
</file>